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e4f4" officeooo:paragraph-rsid="0002e4f4"/>
    </style:style>
    <style:style style:name="P2" style:family="paragraph" style:parent-style-name="Standard">
      <style:text-properties officeooo:paragraph-rsid="0002e4f4"/>
    </style:style>
    <style:style style:name="P3" style:family="paragraph" style:parent-style-name="Standard">
      <style:text-properties officeooo:rsid="00035338" officeooo:paragraph-rsid="00035338"/>
    </style:style>
    <style:style style:name="P4" style:family="paragraph" style:parent-style-name="Standard">
      <style:text-properties officeooo:rsid="0002e4f4" officeooo:paragraph-rsid="0002e4f4"/>
    </style:style>
    <style:style style:name="P5" style:family="paragraph" style:parent-style-name="Standard">
      <style:text-properties officeooo:rsid="0002e4f4" officeooo:paragraph-rsid="00084cfb"/>
    </style:style>
    <style:style style:name="P6" style:family="paragraph" style:parent-style-name="Standard">
      <style:text-properties officeooo:rsid="00035338" officeooo:paragraph-rsid="00035338"/>
    </style:style>
    <style:style style:name="P7" style:family="paragraph" style:parent-style-name="Standard">
      <style:text-properties officeooo:rsid="00051e1f" officeooo:paragraph-rsid="00051e1f"/>
    </style:style>
    <style:style style:name="P8" style:family="paragraph" style:parent-style-name="Standard">
      <style:text-properties officeooo:rsid="00084cfb" officeooo:paragraph-rsid="00084cfb"/>
    </style:style>
    <style:style style:name="P9" style:family="paragraph" style:parent-style-name="Standard">
      <style:text-properties officeooo:paragraph-rsid="0002e4f4"/>
    </style:style>
    <style:style style:name="P10" style:family="paragraph" style:parent-style-name="Standard">
      <style:text-properties officeooo:rsid="000b1a0e" officeooo:paragraph-rsid="000b1a0e"/>
    </style:style>
    <style:style style:name="T1" style:family="text">
      <style:text-properties officeooo:rsid="0002e4f4"/>
    </style:style>
    <style:style style:name="T2" style:family="text">
      <style:text-properties officeooo:rsid="00084cfb"/>
    </style:style>
    <style:style style:name="T3" style:family="text">
      <style:text-properties officeooo:rsid="000b1a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i gente,</text:p>
      <text:p text:style-name="P1"/>
      <text:p text:style-name="P1">Primeiramente, gostaria de agradecer a todos vocês que se preocuparam e mandaram mensagens de carinho e conforto nesses dias.</text:p>
      <text:p text:style-name="P1"/>
      <text:p text:style-name="P2"><text:span text:style-name="T1">Quero agradecer pelas orações, por todas as vezes que pedi e que vocês prontamente atenderam. Por todas as vezes que postei meus momentos de orações e vocês, aí do outro lado, estiveram junto conosco. Pelos pedidos de intenções durante todo o período que </text:span><text:span text:style-name="T3">a Mayara (May)</text:span><text:span text:style-name="T1"> esteve internada e também pelas intenções após a sua partida.</text:span></text:p>
      <text:p text:style-name="P1"/>
      <text:p text:style-name="P1">Foi uma linda e grande corrente de oração que eu nunca imaginei que pudesse acontecer. Tenho muita GRATIDÂO por tudo isso. As orações nos sustentaram todo esse momento. <text:span text:style-name="T2">N</text:span>os momentos mais difíceis foi na FÉ que buscamos forças para prosseguir.</text:p>
      <text:p text:style-name="P2"/>
      <text:p text:style-name="P1">Agora, eu queria dizer que:</text:p>
      <text:p text:style-name="P1"/>
      <text:p text:style-name="P5">Não tem sido fácil! Mas o consolo vem de saber que agora temos uma anja que olha por nós lá do céu e que brilha com mais luz ainda lá em cima (sim, ela era uma fonte de luz aqui na Terra). É a estrela mais brilhante da constelação, com certeza!</text:p>
      <text:p text:style-name="P1"/>
      <text:p text:style-name="P1">Como vocês sabem, todo o conteúdo daqui é produzido por mim (Roberta) - mamãe das meninas, e eu precisei desse tempo para tentar (pelo menos) assimilar tudo que aconteceu nesses últimos meses. Não foi fácil, não está sendo fácil.</text:p>
      <text:p text:style-name="P2"/>
      <text:p text:style-name="P1">Eu sei que a vida continua e se tem uma lição que a May nos deixou é: VIVA A VIDA INTENSAMENTE! Parece que eu tô escutando ela dizer: “Eu sou INTENSA!” dando ênfase na palavra Intensa, era bem assim que ela falava.</text:p>
      <text:p text:style-name="P1"/>
      <text:p text:style-name="P3">Vamos voltar, estamos voltando! </text:p>
      <text:p text:style-name="P3"/>
      <text:p text:style-name="P7">Ainda não tenho a clareza e discernimento para entender tudo. Sei da minha pequene<text:span text:style-name="T3">z</text:span> nesse mundo e acredito também que os propósitos de Deus são imensamente maiores que as nossas vontades. Tenho pedido muito a Ele e a ela também discernimento e forças.</text:p>
      <text:p text:style-name="P7"/>
      <text:p text:style-name="P8">Se a dor vai passar, eu ainda não sei! O que posso dizer é que ela era muito presente em nossas vidas e eu tenho sentido muita saudade! <text:span text:style-name="T3">Saudade de poder enviar uma mensagem, de fazer uma ligação, de ver aquele sorrisão que ela tinha, de escutar sua voz, de sentir seu abraço e nos últimos dias de poder vê-la no hospital.</text:span></text:p>
      <text:p text:style-name="P3"/>
      <text:p text:style-name="P3">Tínhamos muitos conteúdos para postar. Mas, como postar um conteúdo sem estar bem? Para mim não faz sentido postar por postar. Não ligo para algoritmos e números! Me preocupo e me importo com quem fica e é humano assim como nós!</text:p>
      <text:p text:style-name="P1"/>
      <text:p text:style-name="P3">Quero agradecer também a todos os nossos parceiros que tiveram a paciência e compreensão por esses dias! Obrigada por estarem conosco! Obrigada por entenderem e por todas as palavras de conforto de cada um de vocês!</text:p>
      <text:p text:style-name="P1"/>
      <text:p text:style-name="P10">Obrigada de coração a cada um de vocês, em nome de toda a família @oblackdabela!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Eu tinha feito uma promessa que só apareceria (eu – Roberta) aqui no instagram novamente quando ela saísse do hospital. Ela saiu – não como eu acreditei e esperava. Vamos voltar (eu vou voltar), ainda não sei se c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8T09:56:48.672000000</meta:creation-date>
    <dc:date>2021-10-29T11:08:15.882000000</dc:date>
    <meta:editing-duration>PT5H20M37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15" meta:word-count="492" meta:character-count="2762" meta:non-whitespace-character-count="2282"/>
  </office:meta>
</office:document-meta>
</file>